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15319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06e56" officeooo:paragraph-rsid="00106e5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531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bcdf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c21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2bd6b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1bcdf6" officeooo:paragraph-rsid="001cc8d1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officeooo:paragraph-rsid="000f5400"/>
    </style:style>
    <style:style style:name="P43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2084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9a494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8fde5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bcdf6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2dc9ad" officeooo:paragraph-rsid="002dc9a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2dc9ad" officeooo:paragraph-rsid="002fc940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officeooo:rsid="000f5400" officeooo:paragraph-rsid="0027939c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fo:font-size="11pt" fo:font-style="italic" fo:font-weight="normal" officeooo:rsid="002e7adf" officeooo:paragraph-rsid="002e7adf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style="italic" fo:font-weight="bold" officeooo:rsid="00304743" officeooo:paragraph-rsid="00304743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0f5400"/>
    </style:style>
    <style:style style:name="T8" style:family="text">
      <style:text-properties fo:font-size="11pt" fo:font-weight="normal" officeooo:rsid="000f5400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106e56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2dc9ad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fc940" style:font-size-asian="11pt" style:font-weight-asian="normal" style:font-size-complex="11pt" style:font-weight-complex="normal"/>
    </style:style>
    <style:style style:name="T12" style:family="text">
      <style:text-properties officeooo:rsid="001399a5"/>
    </style:style>
    <style:style style:name="T13" style:family="text">
      <style:text-properties officeooo:rsid="0013b329"/>
    </style:style>
    <style:style style:name="T14" style:family="text">
      <style:text-properties fo:color="#800000" officeooo:rsid="000f5400"/>
    </style:style>
    <style:style style:name="T15" style:family="text">
      <style:text-properties officeooo:rsid="00169197"/>
    </style:style>
    <style:style style:name="T16" style:family="text">
      <style:text-properties officeooo:rsid="00184d79"/>
    </style:style>
    <style:style style:name="T17" style:family="text">
      <style:text-properties officeooo:rsid="00190e3d"/>
    </style:style>
    <style:style style:name="T18" style:family="text">
      <style:text-properties officeooo:rsid="0026497d"/>
    </style:style>
    <style:style style:name="T19" style:family="text">
      <style:text-properties officeooo:rsid="001a56ad"/>
    </style:style>
    <style:style style:name="T20" style:family="text">
      <style:text-properties officeooo:rsid="001ac214"/>
    </style:style>
    <style:style style:name="T21" style:family="text">
      <style:text-properties officeooo:rsid="001bcdf6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58c6e" style:font-style-asian="normal" style:font-style-complex="normal"/>
    </style:style>
    <style:style style:name="T24" style:family="text">
      <style:text-properties fo:font-style="normal" officeooo:rsid="002834d6" style:font-style-asian="normal" style:font-style-complex="normal"/>
    </style:style>
    <style:style style:name="T25" style:family="text">
      <style:text-properties fo:font-style="normal" officeooo:rsid="00267476" style:font-style-asian="normal" style:font-style-complex="normal"/>
    </style:style>
    <style:style style:name="T26" style:family="text">
      <style:text-properties fo:font-style="normal" officeooo:rsid="0012b1e8" style:font-style-asian="normal" style:font-style-complex="normal"/>
    </style:style>
    <style:style style:name="T27" style:family="text">
      <style:text-properties fo:font-style="normal" officeooo:rsid="001cc8d1" style:font-style-asian="normal" style:font-style-complex="normal"/>
    </style:style>
    <style:style style:name="T28" style:family="text">
      <style:text-properties officeooo:rsid="0020aa90"/>
    </style:style>
    <style:style style:name="T29" style:family="text">
      <style:text-properties officeooo:rsid="00235349"/>
    </style:style>
    <style:style style:name="T30" style:family="text">
      <style:text-properties style:font-name="Liberation Serif" officeooo:rsid="000fe302"/>
    </style:style>
    <style:style style:name="T31" style:family="text">
      <style:text-properties style:font-name="Liberation Serif" officeooo:rsid="0024219c"/>
    </style:style>
    <style:style style:name="T32" style:family="text">
      <style:text-properties style:font-name="Liberation Serif" officeooo:rsid="0005b8b7"/>
    </style:style>
    <style:style style:name="T33" style:family="text">
      <style:text-properties style:font-name="Liberation Serif" fo:font-weight="normal" style:font-weight-asian="normal" style:font-weight-complex="normal"/>
    </style:style>
    <style:style style:name="T34" style:family="text">
      <style:text-properties style:font-name="Liberation Serif" fo:font-weight="normal" officeooo:rsid="002dc9ad" style:font-weight-asian="normal" style:font-weight-complex="normal"/>
    </style:style>
    <style:style style:name="T35" style:family="text">
      <style:text-properties style:font-name="Liberation Serif" fo:font-weight="normal" officeooo:rsid="002fc940" style:font-weight-asian="normal" style:font-weight-complex="normal"/>
    </style:style>
    <style:style style:name="T36" style:family="text">
      <style:text-properties style:font-name="Liberation Serif" officeooo:rsid="002e7adf"/>
    </style:style>
    <style:style style:name="T37" style:family="text">
      <style:text-properties style:font-name="Liberation Serif" officeooo:rsid="002fc940"/>
    </style:style>
    <style:style style:name="T38" style:family="text">
      <style:text-properties officeooo:rsid="002b3183"/>
    </style:style>
    <style:style style:name="T39" style:family="text">
      <style:text-properties officeooo:rsid="000d59b1"/>
    </style:style>
    <style:style style:name="T40" style:family="text">
      <style:text-properties officeooo:rsid="002dc9ad"/>
    </style:style>
    <style:style style:name="T41" style:family="text">
      <style:text-properties officeooo:rsid="002e7adf"/>
    </style:style>
    <style:style style:name="T42" style:family="text">
      <style:text-properties officeooo:rsid="002fc9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Приложения</text:p>
      <text:p text:style-name="P58"/>
      <text:p text:style-name="P63">На платформе Veda разработан ряд приложений для решения задач вашего предприятия.</text:p>
      <text:p text:style-name="P63"/>
      <text:p text:style-name="P63">Любой сотрудник может играть определенную роль в каждом из них.</text:p>
      <text:p text:style-name="P63"/>
      <text:p text:style-name="P63"/>
      <text:p text:style-name="P63">Совокупность ролей в каждом из доступных приложений формирует для пользователя</text:p>
      <text:p text:style-name="P63"/>
      <text:p text:style-name="P63">его персональный интерфейс, который мы называем аспект.</text:p>
      <text:p text:style-name="P63"/>
      <text:p text:style-name="P63"/>
      <text:p text:style-name="P63">Аспект — это картина бизнеса в информационной системе с точки зрения пользователя</text:p>
      <text:p text:style-name="P63"/>
      <text:p text:style-name="P63">с учетом его позиции в структуре предприятия.</text:p>
      <text:p text:style-name="P63"/>
      <text:p text:style-name="P63"/>
      <text:p text:style-name="P63">Приложения на основе платформы Veda уже включают в себя набор объектов и процессов,</text:p>
      <text:p text:style-name="P63"/>
      <text:p text:style-name="P63">что сокращает трудоемкость и сроки внедрения информационной системы.</text:p>
      <text:p text:style-name="P63"/>
      <text:p text:style-name="P63"/>
      <text:p text:style-name="P63">Некоторые приложения мы предлагаем в нескольких вариантах</text:p>
      <text:p text:style-name="P63"/>
      <text:p text:style-name="P63">с различной степенью проработки в зависимости от потребностей предприятия.</text:p>
      <text:p text:style-name="P63"/>
      <text:p text:style-name="P63"/>
      <text:p text:style-name="P63">Составляющие приложений можно изменять и адаптировать</text:p>
      <text:p text:style-name="P63"/>
      <text:p text:style-name="P63">под актуальные задачи предприятия «на лету».</text:p>
      <text:p text:style-name="P63"/>
      <text:p text:style-name="P63"/>
      <text:p text:style-name="P68">Applications</text:p>
      <text:p text:style-name="P63"/>
      <text:p text:style-name="P63">Using Veda platform we implemented a set of applications</text:p>
      <text:p text:style-name="P63"/>
      <text:p text:style-name="P63">solving important tasks for your business.</text:p>
      <text:p text:style-name="P63"/>
      <text:p text:style-name="P63">Any employee can play specific role in any of them.</text:p>
      <text:p text:style-name="P63"/>
      <text:p text:style-name="P63"/>
      <text:p text:style-name="P63">The sum of user's roles in deployed applications</text:p>
      <text:p text:style-name="P63"/>
      <text:p text:style-name="P63">forms personal interface we call an aspect.</text:p>
      <text:p text:style-name="P63"/>
      <text:p text:style-name="P63"/>
      <text:p text:style-name="P63">Aspect — is a reflection of business in information system from user's perspective</text:p>
      <text:p text:style-name="P63"/>
      <text:p text:style-name="P63">considering his/her position in enterprise.</text:p>
      <text:p text:style-name="P63"/>
      <text:p text:style-name="P63"/>
      <text:p text:style-name="P63">Applications on Veda platform include a set of objects and processes.</text:p>
      <text:p text:style-name="P63"/>
      <text:p text:style-name="P63">This significantly reduces labor costs &amp; saves time for deployment.</text:p>
      <text:p text:style-name="P63"/>
      <text:p text:style-name="P63"/>
      <text:p text:style-name="P63">Some applications are offered in several variants</text:p>
      <text:p text:style-name="P63"><text:soft-page-break/></text:p>
      <text:p text:style-name="P63">with varying details level depending on the business needs.</text:p>
      <text:p text:style-name="P63"/>
      <text:p text:style-name="P63"/>
      <text:p text:style-name="P63">The components of the applications can be changed and adapted</text:p>
      <text:p text:style-name="P63"/>
      <text:p text:style-name="P63">to the actual tasks "on the fly."</text:p>
      <text:p text:style-name="P24"/>
      <text:p text:style-name="P24"/>
      <text:p text:style-name="P24"/>
      <text:p text:style-name="P24">В рамках <text:span text:style-name="T40">приложений </text:span>мы предлагаем:</text:p>
      <text:p text:style-name="P23"><text:span text:style-name="T16">Шаблоны</text:span> докум<text:span text:style-name="T16">е</text:span>нтов</text:p>
      <text:p text:style-name="P23">Справочники</text:p>
      <text:p text:style-name="P23">Печатные формы</text:p>
      <text:p text:style-name="P23">Формы отчетов</text:p>
      <text:p text:style-name="P23">Преднастроенные и свободные маршруты</text:p>
      <text:p text:style-name="P24">Версионность документов</text:p>
      <text:p text:style-name="P24">Статусы документов</text:p>
      <text:p text:style-name="P28">Создание связанных документов</text:p>
      <text:p text:style-name="P28">Создание новых документов путем копирования существующих</text:p>
      <text:p text:style-name="P5"/>
      <text:p text:style-name="P5"/>
      <text:p text:style-name="P4"/>
      <text:p text:style-name="P43">Управление взаимодействием с контрагентами</text:p>
      <text:p text:style-name="P1"/>
      <text:p text:style-name="P65">Приложение позволит всегда иметь актуальную базу клиентов и поставщиков!</text:p>
      <text:p text:style-name="P1"/>
      <text:p text:style-name="P60"><text:span text:style-name="T41">Приложение п</text:span>редназначено для <text:span text:style-name="T3">централизации работы и детального анализа данных по каждому отдельному контрагенту и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2">Включает в себя <text:span text:style-name="T4">автоматизацию полного цикла работы с контрагентами.</text:span></text:p>
      <text:p text:style-name="P2"/>
      <text:p text:style-name="P6">Бизнес-объекты:</text:p>
      <text:p text:style-name="P6">Организация</text:p>
      <text:p text:style-name="P10">Обособленное подразделение</text:p>
      <text:p text:style-name="P6">Досье</text:p>
      <text:p text:style-name="P6">Заявка на создание/изменение контрагента</text:p>
      <text:p text:style-name="P6">Запрос на согласование контрагента</text:p>
      <text:p text:style-name="P6">Единый лист оценки <text:span text:style-name="T12">+ Заключения внутренних служб и специалистов</text:span></text:p>
      <text:p text:style-name="P20">Справочник «Организационн<text:span text:style-name="T17">ая структура</text:span>»</text:p>
      <text:p text:style-name="P19">Справочник «Организационно-правовая форма»</text:p>
      <text:p text:style-name="P20">Справочник «<text:span text:style-name="T17">В</text:span>иды деятельности по ОКВЭД»</text:p>
      <text:p text:style-name="P20">Справочник «<text:span text:style-name="T17">Тип взаимодействия</text:span>» <text:span text:style-name="T17">(в</text:span>иды деятельности по ОКВЭД<text:span text:style-name="T17">)</text:span></text:p>
      <text:p text:style-name="P25">Справочник «Вид платежа»</text:p>
      <text:p text:style-name="P25">Справочник «Вид поставки»</text:p>
      <text:p text:style-name="P25">Справочник «Валюта»</text:p>
      <text:p text:style-name="P25">Справочник «Тема заявки»</text:p>
      <text:p text:style-name="P21">Печатные формы</text:p>
      <text:p text:style-name="P6"/>
      <text:p text:style-name="P8">Бизнес-процессы:</text:p>
      <text:p text:style-name="P8">Регистрация</text:p>
      <text:p text:style-name="P8">Автоматическое вычисление категории</text:p>
      <text:p text:style-name="P8">Проверка</text:p>
      <text:p text:style-name="P8">Согласование</text:p>
      <text:p text:style-name="P8">Поручение</text:p>
      <text:p text:style-name="P16">Готовые маршруты</text:p>
      <text:p text:style-name="P8"><text:soft-page-break/></text:p>
      <text:p text:style-name="P8">Ключевые возможности:</text:p>
      <text:p text:style-name="P10"><text:span text:style-name="T1">Единообразн</text:span>ый<text:span text:style-name="T1"> учет контрагентов в соответствии с заданными параметрами</text:span></text:p>
      <text:p text:style-name="P10">Исключение дублирования</text:p>
      <text:p text:style-name="P11"><text:span text:style-name="T1">Составл</text:span>ение<text:span text:style-name="T1"> заявк</text:span>и<text:span text:style-name="T1"> на создание контрагента</text:span></text:p>
      <text:p text:style-name="P12">Внесение изменений данных контрагента в процессе работы</text:p>
      <text:p text:style-name="P12"><text:span text:style-name="T4">Формирова</text:span>ние<text:span text:style-name="T4"> полно</text:span>го<text:span text:style-name="T4"> досье контрагента</text:span></text:p>
      <text:p text:style-name="P12">А<text:span text:style-name="T6">втоматическ</text:span>ое<text:span text:style-name="T6"> вычисл</text:span>ение<text:span text:style-name="T6"> категори</text:span>и<text:span text:style-name="T6"> контрагента в соответствии с заданными правилами</text:span></text:p>
      <text:p text:style-name="P14"><text:span text:style-name="T4">Пров</text:span>едение<text:span text:style-name="T4"> процедуры проверки и согласования контрагента <text:s/>формализованной процедуры проверки соответствия поставщиков внутренним требованиям организации</text:span></text:p>
      <text:p text:style-name="P12"/>
      <text:p text:style-name="P12">Уведомления по e-mail</text:p>
      <text:p text:style-name="P12">Мобильное приложение</text:p>
      <text:p text:style-name="P12">Интеграция с 1С и SAP</text:p>
      <text:p text:style-name="P2"/>
      <text:p text:style-name="P3"><text:span text:style-name="T14">Управление взаимодействием с контрагентами</text:span><text:span text:style-name="T7"> с</text:span>вязано с<text:span text:style-name="T5">о всеми типовыми решениями на основе платформы Veda.</text:span></text:p>
      <text:p text:style-name="P52"/>
      <text:p text:style-name="P54">Решение позволит</text:p>
      <text:p text:style-name="P54">упорядочить и структурировать информацию о контрагентах</text:p>
      <text:p text:style-name="P55">п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54">оперативно вносить изменения <text:span text:style-name="T21">данных контрагентов</text:span></text:p>
      <text:p text:style-name="P54"/>
      <text:p text:style-name="P54"/>
      <text:p text:style-name="P56">Мероприятия</text:p>
      <text:p text:style-name="P53"><text:span text:style-name="T2">Решение п</text:span>редназначено для <text:span text:style-name="T18">автоматизации планирования и проведения мероприятий, контроля <text:s/>выполнения планов реализации.</text:span></text:p>
      <text:p text:style-name="P56">Аудиты безопасности</text:p>
      <text:p text:style-name="P56"/>
      <text:p text:style-name="P7">Бизнес-объекты:</text:p>
      <text:p text:style-name="P29">Аудит безопасности</text:p>
      <text:p text:style-name="P29">Мероприятие аудита безопасности</text:p>
      <text:p text:style-name="P29">Оценка аудита</text:p>
      <text:p text:style-name="P30">Аудит безопасности. <text:span text:style-name="T20">Годовая программа</text:span></text:p>
      <text:p text:style-name="P26">Справочник «<text:span text:style-name="T19">Отрасли экономической деятельности</text:span>»</text:p>
      <text:p text:style-name="P27">Справочник «<text:span text:style-name="T20">Перечень проверяемых параметров</text:span>»</text:p>
      <text:p text:style-name="P27">Справочник «<text:span text:style-name="T15">Организационн</text:span>ая структура»</text:p>
      <text:p text:style-name="P27">Справочник «<text:span text:style-name="T20">Виды аудита</text:span>»</text:p>
      <text:p text:style-name="P22">Печатные формы</text:p>
      <text:p text:style-name="P31">Отчеты</text:p>
      <text:p text:style-name="P7"/>
      <text:p text:style-name="P9">Бизнес-процессы:</text:p>
      <text:p text:style-name="P32">Согласование</text:p>
      <text:p text:style-name="P32">Утверждение</text:p>
      <text:p text:style-name="P32">Поручение</text:p>
      <text:p text:style-name="P17">Готовые маршруты</text:p>
      <text:p text:style-name="P9"/>
      <text:p text:style-name="P9">Ключевые возможности:</text:p>
      <text:p text:style-name="P41">Планирование предстоящих аудитов</text:p>
      <text:p text:style-name="P32"><text:span text:style-name="T27">С</text:span><text:span text:style-name="T23">оставл</text:span><text:span text:style-name="T22">ение</text:span><text:span text:style-name="T23"> списк</text:span><text:span text:style-name="T22">ов участников </text:span><text:span text:style-name="T24">рабочих групп</text:span></text:p>
      <text:p text:style-name="P31"><text:span text:style-name="T24">Фиксирова</text:span><text:span text:style-name="T22">ние</text:span><text:span text:style-name="T24"> наблюдени</text:span><text:span text:style-name="T22">й</text:span><text:span text:style-name="T24"> аудитов в соответствии </text:span><text:span text:style-name="T25">с тр</text:span><text:span text:style-name="T24">ебованиями стандартов</text:span></text:p>
      <text:p text:style-name="P32"><text:soft-page-break/><text:span text:style-name="T26">Формирова</text:span><text:span text:style-name="T27">ние</text:span><text:span text:style-name="T26"> план</text:span><text:span text:style-name="T27">а</text:span><text:span text:style-name="T26"> мероприятий по итогам </text:span><text:span text:style-name="T24">аудитов </text:span><text:span text:style-name="T27">с н</text:span><text:span text:style-name="T24">азнач</text:span><text:span text:style-name="T27">ением</text:span><text:span text:style-name="T24"> ответственных</text:span></text:p>
      <text:p text:style-name="P32"><text:span text:style-name="T27">К</text:span><text:span text:style-name="T24">онтроль выполнения</text:span></text:p>
      <text:p text:style-name="P13"/>
      <text:p text:style-name="P13">Уведомления по e-mail</text:p>
      <text:p text:style-name="P13">Мобильное приложение</text:p>
      <text:p text:style-name="P13">Интеграция с 1С и SAP</text:p>
      <text:p text:style-name="P29"/>
      <text:p text:style-name="P34">Решение позволит</text:p>
      <text:p text:style-name="P34">планировать проведение аудитов</text:p>
      <text:p text:style-name="P34">планировать мероприятия по устранению выявленных в ходе аудитов недостатков</text:p>
      <text:p text:style-name="P34">назначать ответственных за выполнение <text:span text:style-name="T28">мероприятий</text:span></text:p>
      <text:p text:style-name="P34">контролировать выполнение мероприятий</text:p>
      <text:p text:style-name="P34"/>
      <text:p text:style-name="P34"/>
      <text:p text:style-name="P44">Встреча (Протокол совещаний)</text:p>
      <text:p text:style-name="P38"/>
      <text:p text:style-name="P39">Бизнес-объекты:</text:p>
      <text:p text:style-name="P39">Встреча</text:p>
      <text:p text:style-name="P39">Мероприятие встречи</text:p>
      <text:p text:style-name="P39">Справочник «Классификатор встреч»</text:p>
      <text:p text:style-name="P39">Справочник «Организационная структура»</text:p>
      <text:p text:style-name="P39">Справочник «Уровень приоритета»</text:p>
      <text:p text:style-name="P39">Справочник «Срок»</text:p>
      <text:p text:style-name="P39">Печатные формы</text:p>
      <text:p text:style-name="P39"/>
      <text:p text:style-name="P39">Бизнес-процессы:</text:p>
      <text:p text:style-name="P33">Согласование</text:p>
      <text:p text:style-name="P33">Утверждение</text:p>
      <text:p text:style-name="P33">Поручение</text:p>
      <text:p text:style-name="P18">Готовые маршруты</text:p>
      <text:p text:style-name="P39"/>
      <text:p text:style-name="P39">Ключевые возможности:</text:p>
      <text:p text:style-name="P39">Планирование предстоящих рабочих встреч</text:p>
      <text:p text:style-name="P39">Приглашение участников</text:p>
      <text:p text:style-name="P39">Ведение протоколов совещаний</text:p>
      <text:p text:style-name="P39">Формирование плана мероприятий по итогам встреч</text:p>
      <text:p text:style-name="P39">Назначение ответственных</text:p>
      <text:p text:style-name="P39">Контроль выполнения</text:p>
      <text:p text:style-name="P39">Создание связанных встреч</text:p>
      <text:p text:style-name="P51"/>
      <text:p text:style-name="P15">Уведомления по e-mail</text:p>
      <text:p text:style-name="P15">Мобильное приложение</text:p>
      <text:p text:style-name="P15">Интеграция с 1С и SAP</text:p>
      <text:p text:style-name="P38"/>
      <text:p text:style-name="P40">Решение позволит</text:p>
      <text:p text:style-name="P40">планировать мероприятия</text:p>
      <text:p text:style-name="P38"/>
      <text:p text:style-name="P34"/>
      <text:p text:style-name="P35">Главное</text:p>
      <text:p text:style-name="P35"/>
      <text:p text:style-name="P35">Платформа Veda предназначена для быстрого создания автоматизированных бизнес-решений</text:p>
      <text:p text:style-name="P35"/>
      <text:p text:style-name="P36">Нет лицензий — <text:span text:style-name="T29">возможность подключения 100% сотрудников на старте</text:span></text:p>
      <text:p text:style-name="P36"/>
      <text:p text:style-name="P37">QuickWin — быстрое получение эффекта</text:p>
      <text:p text:style-name="P37"/>
      <text:p text:style-name="P37">Open-source — разумная стоимость владения</text:p>
      <text:p text:style-name="P37"><text:soft-page-break/></text:p>
      <text:p text:style-name="P49">Российский разработчик — <text:span text:style-name="T39">Наша компания является разработчиком собственной платформы и решений на ее основе</text:span></text:p>
      <text:p text:style-name="P50"/>
      <text:p text:style-name="P37">Отработанная методология внедрения - <text:span text:style-name="T38">з</text:span><text:span text:style-name="T30">а годы работы мы накопили </text:span><text:span text:style-name="T31">большой</text:span><text:span text:style-name="T30"> опыт в области электронного документооборота</text:span></text:p>
      <text:p text:style-name="P47"/>
      <text:p text:style-name="P48">Индивидуальные настройки - под любые задачи предприятия</text:p>
      <text:p text:style-name="P45"/>
      <text:p text:style-name="P46">Многоязычность интерфейса и вводимых данных</text:p>
      <text:p text:style-name="P46"/>
      <text:p text:style-name="P46">Возможность подключения к системе сторонних организаций и аффилированных лиц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1-26T16:59:43.852141410</dc:date>
    <meta:editing-duration>PT5H13M4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5" meta:paragraph-count="150" meta:word-count="700" meta:character-count="5873" meta:non-whitespace-character-count="5315"/>
  </office:meta>
</office:document-meta>
</file>